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81cm"/>
    </style:style>
    <style:style style:name="co4" style:family="table-column">
      <style:table-column-properties fo:break-before="auto" style:column-width="3.886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0.679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b2b2b2"/>
      <style:text-properties fo:color="#000000"/>
    </style:style>
    <style:style style:name="ce5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#b2b2b2" fo:border="0.06pt solid #000000"/>
      <style:text-properties fo:color="#000000"/>
    </style:style>
    <style:style style:name="ce7" style:family="table-cell" style:parent-style-name="Default" style:data-style-name="N52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fo:color="#000000"/>
    </style:style>
    <style:style style:name="ce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6" table:default-cell-style-name="ce1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uncionario_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obreNome</text:p>
          </table:table-cell>
          <table:table-cell table:number-columns-repeated="2" office:value-type="string" calcext:value-type="string">
            <text:p>contato</text:p>
          </table:table-cell>
          <table:table-cell table:style-name="ce1" office:value-type="string" calcext:value-type="string">
            <text:p>dataCadastro</text:p>
          </table:table-cell>
          <table:table-cell office:value-type="string" calcext:value-type="string">
            <text:p>setor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<text:a xlink:href="mailto:jo@gmail.com" xlink:type="simple">jo@gmail.com</text:a></text:p>
          </table:table-cell>
          <table:table-cell office:value-type="string" calcext:value-type="string">
            <text:p>1475-7825</text:p>
          </table:table-cell>
          <table:table-cell office:value-type="date" office:date-value="2020-05-05T08:50:25" calcext:value-type="date">
            <text:p>2020-05-05 08:50:25</text:p>
          </table:table-cell>
          <table:table-cell office:value-type="string" calcext:value-type="string">
            <text:p>Administração/ vendas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<text:a xlink:href="mailto:andre1990@gmail.com" xlink:type="simple">andre1990@gmail.com</text:a></text:p>
          </table:table-cell>
          <table:table-cell office:value-type="string" calcext:value-type="string">
            <text:p>6812-3547</text:p>
          </table:table-cell>
          <table:table-cell table:style-name="ce1" office:value-type="string" calcext:value-type="string">
            <text:p>5 de fevereiro</text:p>
          </table:table-cell>
          <table:table-cell office:value-type="string" calcext:value-type="string">
            <text:p>Operacional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<text:a xlink:href="mailto:cindy@outlook.com" xlink:type="simple">cindy@outlook.com</text:a></text:p>
          </table:table-cell>
          <table:table-cell office:value-type="string" calcext:value-type="string">
            <text:p>2589-6514</text:p>
          </table:table-cell>
          <table:table-cell office:value-type="date" office:date-value="2020-02-02T10:55:35" calcext:value-type="date">
            <text:p>2020-02-02 10:55:35</text:p>
          </table:table-cell>
          <table:table-cell office:value-type="string" calcext:value-type="string">
            <text:p>Estratégico/vendas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<text:a xlink:href="mailto:fernanda@yahoo.com" xlink:type="simple">fernanda@yahoo.com</text:a></text:p>
          </table:table-cell>
          <table:table-cell office:value-type="string" calcext:value-type="string">
            <text:p>4715-8624</text:p>
          </table:table-cell>
          <table:table-cell office:value-type="date" office:date-value="2020-05-05T11:45:40" calcext:value-type="date">
            <text:p>2020-05-05 11:45:40</text:p>
          </table:table-cell>
          <table:table-cell office:value-type="string" calcext:value-type="string">
            <text:p>Marketing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me</text:p>
          </table:table-cell>
          <table:table-cell office:value-type="string" calcext:value-type="string">
            <text:p>sobreNome</text:p>
          </table:table-cell>
          <table:table-cell table:number-columns-repeated="2" office:value-type="string" calcext:value-type="string">
            <text:p>contato</text:p>
          </table:table-cell>
          <table:table-cell table:style-name="ce1" office:value-type="string" calcext:value-type="string">
            <text:p>dataCadastro</text:p>
          </table:table-cell>
          <table:table-cell office:value-type="string" calcext:value-type="string">
            <text:p>seto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<text:a xlink:href="mailto:jo@gmail.com" xlink:type="simple">jo@gmail.com</text:a></text:p>
          </table:table-cell>
          <table:table-cell office:value-type="string" calcext:value-type="string">
            <text:p>1475-7825</text:p>
          </table:table-cell>
          <table:table-cell office:value-type="date" office:date-value="2020-05-05T08:50:25" calcext:value-type="date">
            <text:p>2020-05-05 08:50:25</text:p>
          </table:table-cell>
          <table:table-cell office:value-type="string" calcext:value-type="string">
            <text:p>Administraçã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<text:a xlink:href="mailto:jo@gmail.com" xlink:type="simple">jo@gmail.com</text:a></text:p>
          </table:table-cell>
          <table:table-cell office:value-type="string" calcext:value-type="string">
            <text:p>1475-7825</text:p>
          </table:table-cell>
          <table:table-cell office:value-type="date" office:date-value="2020-05-05T08:50:25" calcext:value-type="date">
            <text:p>2020-05-05 08:50:25</text:p>
          </table:table-cell>
          <table:table-cell office:value-type="string" calcext:value-type="string">
            <text:p><text:s/>venda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<text:a xlink:href="mailto:andre1990@gmail.com" xlink:type="simple">andre1990@gmail.com</text:a></text:p>
          </table:table-cell>
          <table:table-cell office:value-type="string" calcext:value-type="string">
            <text:p>6812-3547</text:p>
          </table:table-cell>
          <table:table-cell office:value-type="date" office:date-value="2020-02-05T00:00:01" calcext:value-type="date">
            <text:p>2020-02-05 00:00:01</text:p>
          </table:table-cell>
          <table:table-cell office:value-type="string" calcext:value-type="string">
            <text:p>Operacion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<text:a xlink:href="mailto:cindy@outlook.com" xlink:type="simple">cindy@outlook.com</text:a></text:p>
          </table:table-cell>
          <table:table-cell office:value-type="string" calcext:value-type="string">
            <text:p>2589-6514</text:p>
          </table:table-cell>
          <table:table-cell office:value-type="date" office:date-value="2020-02-02T10:55:35" calcext:value-type="date">
            <text:p>2020-02-02 10:55:35</text:p>
          </table:table-cell>
          <table:table-cell office:value-type="string" calcext:value-type="string">
            <text:p>Estratégic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<text:a xlink:href="mailto:cindy@outlook.com" xlink:type="simple">cindy@outlook.com</text:a></text:p>
          </table:table-cell>
          <table:table-cell office:value-type="string" calcext:value-type="string">
            <text:p>2589-6514</text:p>
          </table:table-cell>
          <table:table-cell office:value-type="date" office:date-value="2020-02-02T10:55:35" calcext:value-type="date">
            <text:p>2020-02-02 10:55:35</text:p>
          </table:table-cell>
          <table:table-cell office:value-type="string" calcext:value-type="string">
            <text:p>venda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<text:a xlink:href="mailto:fernanda@yahoo.com" xlink:type="simple">fernanda@yahoo.com</text:a></text:p>
          </table:table-cell>
          <table:table-cell office:value-type="string" calcext:value-type="string">
            <text:p>4715-8624</text:p>
          </table:table-cell>
          <table:table-cell office:value-type="date" office:date-value="2020-05-05T11:45:40" calcext:value-type="date">
            <text:p>2020-05-05 11:45:40</text:p>
          </table:table-cell>
          <table:table-cell office:value-type="string" calcext:value-type="string">
            <text:p>Marketing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Cliente</text:p>
          </table:table-cell>
          <table:covered-table-cell table:number-columns-repeated="3" table:style-name="ce6"/>
          <table:covered-table-cell table:style-name="ce4"/>
          <table:table-cell table:style-name="ce8"/>
          <table:table-cell table:style-name="ce9" office:value-type="string" calcext:value-type="string" table:number-columns-spanned="2" table:number-rows-spanned="1">
            <text:p>Cliente-setor</text:p>
          </table:table-cell>
          <table:covered-table-cell table:style-name="ce3"/>
          <table:table-cell table:style-name="ce4"/>
          <table:table-cell table:style-name="ce9" office:value-type="string" calcext:value-type="string" table:number-columns-spanned="2" table:number-rows-spanned="1">
            <text:p>setor</text:p>
          </table:table-cell>
          <table:covered-table-cell table:style-name="ce3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cliente_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obreNome</text:p>
          </table:table-cell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telefone</text:p>
          </table:table-cell>
          <table:table-cell table:style-name="ce8"/>
          <table:table-cell table:style-name="ce3" office:value-type="string" calcext:value-type="string">
            <text:p>cliente_id</text:p>
          </table:table-cell>
          <table:table-cell table:style-name="ce3" office:value-type="string" calcext:value-type="string">
            <text:p>setor_id</text:p>
          </table:table-cell>
          <table:table-cell table:style-name="ce4"/>
          <table:table-cell table:style-name="ce3" office:value-type="string" calcext:value-type="string">
            <text:p>setor_id</text:p>
          </table:table-cell>
          <table:table-cell table:style-name="ce3" office:value-type="string" calcext:value-type="string">
            <text:p>setor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Joseph</text:p>
          </table:table-cell>
          <table:table-cell table:style-name="ce3" office:value-type="string" calcext:value-type="string">
            <text:p>Rodrigues</text:p>
          </table:table-cell>
          <table:table-cell table:style-name="ce3" office:value-type="string" calcext:value-type="string">
            <text:p><text:a xlink:href="mailto:jo@gmail.com" xlink:type="simple">jo@gmail.com</text:a></text:p>
          </table:table-cell>
          <table:table-cell table:style-name="ce3" office:value-type="string" calcext:value-type="string">
            <text:p>1475-7825</text:p>
          </table:table-cell>
          <table:table-cell table:style-name="ce8"/>
          <table:table-cell table:number-columns-repeated="2"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ministração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ndré</text:p>
          </table:table-cell>
          <table:table-cell table:style-name="ce3" office:value-type="string" calcext:value-type="string">
            <text:p>Freeman</text:p>
          </table:table-cell>
          <table:table-cell table:style-name="ce3" office:value-type="string" calcext:value-type="string">
            <text:p><text:a xlink:href="mailto:andre1990@gmail.com" xlink:type="simple">andre1990@gmail.com</text:a></text:p>
          </table:table-cell>
          <table:table-cell table:style-name="ce3" office:value-type="string" calcext:value-type="string">
            <text:p>6812-3547</text:p>
          </table:table-cell>
          <table:table-cell table:style-name="ce8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vendas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íntia</text:p>
          </table:table-cell>
          <table:table-cell table:style-name="ce3" office:value-type="string" calcext:value-type="string">
            <text:p>Duval</text:p>
          </table:table-cell>
          <table:table-cell table:style-name="ce3" office:value-type="string" calcext:value-type="string">
            <text:p><text:a xlink:href="mailto:cindy@outlook.com" xlink:type="simple">cindy@outlook.com</text:a></text:p>
          </table:table-cell>
          <table:table-cell table:style-name="ce3" office:value-type="string" calcext:value-type="string">
            <text:p>2589-6514</text:p>
          </table:table-cell>
          <table:table-cell table:style-name="ce8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peracional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ernanda</text:p>
          </table:table-cell>
          <table:table-cell table:style-name="ce3" office:value-type="string" calcext:value-type="string">
            <text:p>Mendes</text:p>
          </table:table-cell>
          <table:table-cell table:style-name="ce3" office:value-type="string" calcext:value-type="string">
            <text:p><text:a xlink:href="mailto:fernanda@yahoo.com" xlink:type="simple">fernanda@yahoo.com</text:a></text:p>
          </table:table-cell>
          <table:table-cell table:style-name="ce3" office:value-type="string" calcext:value-type="string">
            <text:p>4715-8624</text:p>
          </table:table-cell>
          <table:table-cell table:style-name="ce8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stratégico</text:p>
          </table:table-cell>
          <table:table-cell/>
        </table:table-row>
        <table:table-row table:style-name="ro1">
          <table:table-cell table:number-columns-repeated="2"/>
          <table:table-cell table:style-name="ce4"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arketing</text:p>
          </table:table-cell>
          <table:table-cell/>
        </table:table-row>
        <table:table-row table:style-name="ro1">
          <table:table-cell table:number-columns-repeated="2"/>
          <table:table-cell table:style-name="ce4" table:number-columns-repeated="6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/>
          <table:table-cell table:style-name="ce8" table:number-columns-repeated="2"/>
          <table:table-cell/>
        </table:table-row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text:p>RESULTADO FINAL DO EXERCICIO ASSINCRONO DO DIA 21.2</text:p>
          </table:table-cell>
          <table:covered-table-cell table:number-columns-repeated="4" table:style-name="ce4"/>
          <table:table-cell table:style-name="ce4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5:20:17.418949007</meta:creation-date>
    <dc:date>2021-10-27T15:40:39.113023198</dc:date>
    <meta:editing-duration>PT20M23S</meta:editing-duration>
    <meta:editing-cycles>3</meta:editing-cycles>
    <meta:generator>LibreOffice/6.4.7.2$Linux_X86_64 LibreOffice_project/40$Build-2</meta:generator>
    <meta:document-statistic meta:table-count="1" meta:cell-count="132" meta:object-count="0"/>
  </office:meta>
</office:document-meta>
</file>